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01ae1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1f4d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101ae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4285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42850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2850"/>
    </style:style>
    <style:style style:name="T3" style:family="text">
      <style:text-properties officeooo:rsid="000a471d"/>
    </style:style>
    <style:style style:name="T4" style:family="text">
      <style:text-properties officeooo:rsid="00101ae1"/>
    </style:style>
    <style:style style:name="T5" style:family="text">
      <style:text-properties officeooo:rsid="0011f4d2"/>
    </style:style>
    <style:style style:name="T6" style:family="text">
      <style:text-properties officeooo:rsid="00142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3">13</text:span><text:span text:style-name="T1"> <text:tab/></text:span><text:span text:style-name="T6">THREADS</text:span></text:p>
      <text:p text:style-name="P2">-S.Vishakan CSE-C 18 5001 196</text:p>
      <text:p text:style-name="P3"/>
      <text:p text:style-name="P17">S<text:span text:style-name="T4">OURCE CODE:</text:span></text:p>
      <text:p text:style-name="P17"/>
      <text:p text:style-name="P6">#include &lt;stdio.h&gt;</text:p>
      <text:p text:style-name="P6">#include &lt;stdlib.h&gt;</text:p>
      <text:p text:style-name="P6">#include &lt;pthread.h&gt;</text:p>
      <text:p text:style-name="P6"/>
      <text:p text:style-name="P6">void *findMin(void *param);</text:p>
      <text:p text:style-name="P6">void *findMax(void *param);</text:p>
      <text:p text:style-name="P6">void *findAverage(void *param);</text:p>
      <text:p text:style-name="P6"/>
      <text:p text:style-name="P16">int avg, min, max, len, list[100];<text:tab/>//common elements used by all threads</text:p>
      <text:p text:style-name="P6"/>
      <text:p text:style-name="P6">int main(int argc, char *argv[])</text:p>
      <text:p text:style-name="P6">{</text:p>
      <text:p text:style-name="P6"/>
      <text:p text:style-name="P6"><text:s text:c="4"/>if (argc &lt;= 1)</text:p>
      <text:p text:style-name="P6"><text:s text:c="4"/>{ //we need a list of integer arguments to work with</text:p>
      <text:p text:style-name="P6"><text:s text:c="8"/>fprintf(stderr, "\n\tUsage Error: Enter a list of integer values.\n");</text:p>
      <text:p text:style-name="P6"><text:s text:c="8"/>return -1;</text:p>
      <text:p text:style-name="P6"><text:s text:c="4"/>}</text:p>
      <text:p text:style-name="P6"/>
      <text:p text:style-name="P6"><text:s text:c="4"/>else</text:p>
      <text:p text:style-name="P6"><text:s text:c="4"/>{</text:p>
      <text:p text:style-name="P6"><text:s text:c="8"/>int i = 0;</text:p>
      <text:p text:style-name="P6"><text:s text:c="8"/>len = argc - 1; //since the "./&lt;file&gt;" is an argument</text:p>
      <text:p text:style-name="P6"/>
      <text:p text:style-name="P6"><text:s text:c="8"/>for (i = 1; i &lt; argc; i++)</text:p>
      <text:p text:style-name="P6"><text:s text:c="8"/>{ //appending it to a global list</text:p>
      <text:p text:style-name="P6"><text:s text:c="12"/>list[i - 1] = atoi(argv[i]);</text:p>
      <text:p text:style-name="P6"><text:s text:c="8"/>}</text:p>
      <text:p text:style-name="P6"/>
      <text:p text:style-name="P6"><text:s text:c="8"/>pthread_t min_thread, max_thread, avg_thread; //thread variables</text:p>
      <text:p text:style-name="P6"><text:s text:c="8"/>pthread_attr_t attr_min, attr_max, attr_avg; <text:s/>//init. to default attributes</text:p>
      <text:p text:style-name="P6"/>
      <text:p text:style-name="P6"><text:s text:c="8"/>pthread_attr_init(&amp;attr_min); //initialise all threads</text:p>
      <text:p text:style-name="P6"><text:s text:c="8"/>pthread_attr_init(&amp;attr_max);</text:p>
      <text:p text:style-name="P6"><text:s text:c="8"/>pthread_attr_init(&amp;attr_avg);</text:p>
      <text:p text:style-name="P6"/>
      <text:p text:style-name="P6"><text:s text:c="8"/>pthread_create(&amp;min_thread, &amp;attr_min, findMin, list); //creating the threads</text:p>
      <text:p text:style-name="P6"><text:s text:c="8"/>pthread_create(&amp;max_thread, &amp;attr_max, findMax, list);</text:p>
      <text:p text:style-name="P6"><text:s text:c="8"/>pthread_create(&amp;avg_thread, &amp;attr_avg, findAverage, list);</text:p>
      <text:p text:style-name="P6"/>
      <text:p text:style-name="P6"><text:s text:c="8"/>pthread_join(min_thread, NULL); //waiting for termination of threads in sequence</text:p>
      <text:p text:style-name="P6"><text:s text:c="8"/>pthread_join(max_thread, NULL);</text:p>
      <text:p text:style-name="P6"><text:s text:c="8"/>pthread_join(avg_thread, NULL);</text:p>
      <text:p text:style-name="P6"><text:soft-page-break/></text:p>
      <text:p text:style-name="P6"><text:s text:c="8"/>printf("\n\tAverage is : %d\n", avg); //outputs</text:p>
      <text:p text:style-name="P6"><text:s text:c="8"/>printf("\n\tMinimum is : %d\n", min);</text:p>
      <text:p text:style-name="P6"><text:s text:c="8"/>printf("\n\tMaximum is : %d\n\n", max);</text:p>
      <text:p text:style-name="P6"/>
      <text:p text:style-name="P6"><text:s text:c="8"/>return 0;</text:p>
      <text:p text:style-name="P6"><text:s text:c="4"/>}</text:p>
      <text:p text:style-name="P6">}</text:p>
      <text:p text:style-name="P6"/>
      <text:p text:style-name="P6">void *findMin(void *param)</text:p>
      <text:p text:style-name="P6">{ //to find minimum from list</text:p>
      <text:p text:style-name="P6"><text:s text:c="4"/>int i = 0;</text:p>
      <text:p text:style-name="P6"><text:s text:c="4"/>min = list[0];</text:p>
      <text:p text:style-name="P6"/>
      <text:p text:style-name="P6"><text:s text:c="4"/>for (i = 1; i &lt; len; i++)</text:p>
      <text:p text:style-name="P6"><text:s text:c="4"/>{</text:p>
      <text:p text:style-name="P6"><text:s text:c="8"/>if (min &gt; list[i])</text:p>
      <text:p text:style-name="P6"><text:s text:c="8"/>{</text:p>
      <text:p text:style-name="P6"><text:s text:c="12"/>min = list[i];</text:p>
      <text:p text:style-name="P6"><text:s text:c="8"/>}</text:p>
      <text:p text:style-name="P6"><text:s text:c="4"/>}</text:p>
      <text:p text:style-name="P6"/>
      <text:p text:style-name="P6"><text:s text:c="4"/>pthread_exit(0);</text:p>
      <text:p text:style-name="P6">}</text:p>
      <text:p text:style-name="P6"/>
      <text:p text:style-name="P6">void *findMax(void *param)</text:p>
      <text:p text:style-name="P6">{ //to find maximum from list</text:p>
      <text:p text:style-name="P6"><text:s text:c="4"/>int i = 0;</text:p>
      <text:p text:style-name="P6"><text:s text:c="4"/>max = list[0];</text:p>
      <text:p text:style-name="P6"/>
      <text:p text:style-name="P6"><text:s text:c="4"/>for (i = 1; i &lt; len; i++)</text:p>
      <text:p text:style-name="P6"><text:s text:c="4"/>{</text:p>
      <text:p text:style-name="P6"><text:s text:c="8"/>if (max &lt; list[i])</text:p>
      <text:p text:style-name="P6"><text:s text:c="8"/>{</text:p>
      <text:p text:style-name="P6"><text:s text:c="12"/>max = list[i];</text:p>
      <text:p text:style-name="P6"><text:s text:c="8"/>}</text:p>
      <text:p text:style-name="P6"><text:s text:c="4"/>}</text:p>
      <text:p text:style-name="P6"/>
      <text:p text:style-name="P6"><text:s text:c="4"/>pthread_exit(0);</text:p>
      <text:p text:style-name="P6">}</text:p>
      <text:p text:style-name="P6"/>
      <text:p text:style-name="P6">void *findAverage(void *param)</text:p>
      <text:p text:style-name="P6">{ //to find average of all elements in list</text:p>
      <text:p text:style-name="P6"><text:s text:c="4"/>int i = 0;</text:p>
      <text:p text:style-name="P6"><text:s text:c="4"/>avg = 0;</text:p>
      <text:p text:style-name="P6"/>
      <text:p text:style-name="P6"><text:s text:c="4"/>for (i = 0; i &lt; len; i++)</text:p>
      <text:p text:style-name="P6"><text:s text:c="4"/>{</text:p>
      <text:p text:style-name="P6"><text:s text:c="8"/>avg += list[i];</text:p>
      <text:p text:style-name="P6"><text:s text:c="4"/>}</text:p>
      <text:p text:style-name="P6"/>
      <text:p text:style-name="P6"><text:s text:c="4"/>avg /= len;</text:p>
      <text:p text:style-name="P6"><text:soft-page-break/></text:p>
      <text:p text:style-name="P6"><text:s text:c="4"/>pthread_exit(0);</text:p>
      <text:p text:style-name="P6">}</text:p>
      <text:p text:style-name="P6"/>
      <text:p text:style-name="P6"/>
      <text:p text:style-name="P18">OUTPUT<text:span text:style-name="T4">:</text:span></text:p>
      <text:p text:style-name="P6"/>
      <text:p text:style-name="P14">(base) vishakan@Legion:~/Desktop/Operating-Systems/Ex 13 Threads$ ./stat 90 81 78 95 79 72 85</text:p>
      <text:p text:style-name="P14"/>
      <text:p text:style-name="P14"><text:s text:c="8"/>Average is : 82</text:p>
      <text:p text:style-name="P14"/>
      <text:p text:style-name="P14"><text:s text:c="8"/>Minimum is : 72</text:p>
      <text:p text:style-name="P14"/>
      <text:p text:style-name="P14"><text:s text:c="8"/>Maximum is : 95</text:p>
      <text:p text:style-name="P14"/>
      <text:p text:style-name="P14">(base) vishakan@Legion:~/Desktop/Operating-Systems/Ex 13 Threads$ ./stat</text:p>
      <text:p text:style-name="P14"><text:s text:c="8"/></text:p>
      <text:p text:style-name="P14"><text:s text:c="8"/>Usage Error: Enter a list of integer values.</text:p>
      <text:p text:style-name="P14"/>
      <text:p text:style-name="P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6T00:56:48.191721080</dc:date>
    <meta:editing-duration>PT33M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324" meta:character-count="2465" meta:non-whitespace-character-count="1817"/>
  </office:meta>
</office:document-meta>
</file>